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5cm" style:rel-column-width="8305*"/>
    </style:style>
    <style:style style:name="Raster.B" style:family="table-column">
      <style:table-column-properties style:column-width="14.951cm" style:rel-column-width="8533*"/>
    </style:style>
    <style:style style:name="Raster.1" style:family="table-row">
      <style:table-row-properties style:min-row-height="5.45cm"/>
    </style:style>
    <style:style style:name="Raster.A1" style:family="table-cell">
      <style:table-cell-properties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B4" style:family="table-cell">
      <style:table-cell-properties fo:background-color="#ffcc99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bstation Beta (SSB)</text:p>
      <text:p text:style-name="P4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 table:style-name="Raster.1">
          <table:table-cell table:style-name="Raster.A1" office:value-type="string">
            <text:p text:style-name="P6"><draw:frame draw:style-name="fr1" draw:name="Rahmen7" text:anchor-type="as-char" svg:width="7.662cm" draw:z-index="0"><draw:text-box fo:min-height="0.942cm"><text:p text:style-name="P5">File Format &amp; Syntax</text:p></draw:text-box></draw:frame></text:p>
            <text:p text:style-name="P10"><text:span text:style-name="T2">SSB is a line-based text format in UTF-8 (without BOM) encoding with windows &amp; unix line breaks (CRLF &amp; LF).</text:span></text:p>
            <text:p text:style-name="P7">Each script line contains one information type except empty lines.</text:p>
            <text:p text:style-name="P7">Amongst other lines, strictly ruled by appearance, comments can be written anywhere. Comments start with <text:span text:style-name="T1">//</text:span> as first two characters.</text:p>
          </table:table-cell>
          <table:table-cell table:style-name="Raster.B1" office:value-type="string">
            <text:p text:style-name="P6"><draw:frame draw:style-name="fr1" draw:name="Rahmen1" text:anchor-type="as-char" svg:width="3.209cm" draw:z-index="1"><draw:text-box fo:min-height="0.771cm"><text:p text:style-name="P5">Sections</text:p></draw:text-box></draw:frame></text:p>
            <text:p text:style-name="P7">SBB scripts are separated in sections for different properties.</text:p>
            <text:p text:style-name="P7">Sections begin with a header. It's a name, starting with character <text:span text:style-name="T1">#</text:span>.</text:p>
            <text:p text:style-name="P7">Valid sections are...</text:p>
            <text:p text:style-name="P8">#Meta</text:p>
            <text:p text:style-name="P7">Meta information. No effect on rendering.</text:p>
            <text:p text:style-name="P8">#FRAME</text:p>
            <text:p text:style-name="P7">Target frame size.</text:p>
            <text:p text:style-name="P8">#STYLES</text:p>
            <text:p text:style-name="P7">Styles to complement render data lines. In fact styles are just shortcuts for content, inserted at the begin of lines or insertable as tags.</text:p>
            <text:p text:style-name="P8">#LINES</text:p>
            <text:p text:style-name="P7">Render data lines. Contain data when to render what.</text:p>
          </table:table-cell>
        </table:table-row>
        <table:table-row>
          <table:table-cell table:style-name="Raster.A2" office:value-type="string">
            <text:p text:style-name="P6"><draw:frame draw:style-name="fr1" draw:name="Rahmen2" text:anchor-type="as-char" svg:width="1.946cm" draw:z-index="2"><draw:text-box fo:min-height="0.93cm"><text:p text:style-name="P5">Meta</text:p></draw:text-box></draw:frame></text:p>
            <text:p text:style-name="P7">The meta section contains some side information and has nothing to do what's rendered at the end.</text:p>
            <text:p text:style-name="P7">Fields begin with a name, followed by "<text:span text:style-name="T1">: </text:span>" and the value.</text:p>
            <text:p text:style-name="P7">Valid fields for meta are...</text:p>
            <text:p text:style-name="P8">Title</text:p>
            <text:p text:style-name="P7">Script title.</text:p>
            <text:p text:style-name="P8">Author</text:p>
            <text:p text:style-name="P7">Script author.</text:p>
            <text:p text:style-name="P8">Description</text:p>
            <text:p text:style-name="P8"><text:span text:style-name="T3">Script description.</text:span></text:p>
            <text:p text:style-name="P8">Version</text:p>
            <text:p text:style-name="P7">Script version.</text:p>
          </table:table-cell>
          <table:table-cell table:style-name="Raster.B2" office:value-type="string">
            <text:p text:style-name="P6"><draw:frame draw:style-name="fr1" draw:name="Rahmen4" text:anchor-type="as-char" svg:width="2.445cm" draw:z-index="3"><draw:text-box fo:min-height="0.93cm"><text:p text:style-name="P5">Frame</text:p></draw:text-box></draw:frame></text:p>
            <text:p text:style-name="P7">The frame section contains size informations for the target frame.</text:p>
            <text:p text:style-name="P7">It's just relevant in the case that a script is made with a different video size than the one to render on later. On difference, rendering data will be scaled to fit.</text:p>
            <text:p text:style-name="P7">Fields begin with a name, followed by "<text:span text:style-name="T1">: </text:span>" and the value.</text:p>
            <text:p text:style-name="P7">Valid fields for frame are...</text:p>
            <text:p text:style-name="P8">Width</text:p>
            <text:p text:style-name="P7">Target frame width.</text:p>
            <text:p text:style-name="P8">Height</text:p>
            <text:p text:style-name="P7">Target frame height.</text:p>
          </table:table-cell>
        </table:table-row>
        <table:table-row>
          <table:table-cell table:style-name="Raster.A3" office:value-type="string">
            <text:p text:style-name="P6"><draw:frame draw:style-name="fr1" draw:name="Rahmen3" text:anchor-type="as-char" svg:width="2.45cm" draw:z-index="4"><draw:text-box fo:min-height="0.93cm"><text:p text:style-name="P5">Styles</text:p></draw:text-box></draw:frame></text:p>
            <text:p text:style-name="P7">Test</text:p>
          </table:table-cell>
          <table:table-cell table:style-name="Raster.B3" office:value-type="string">
            <text:p text:style-name="P6"><draw:frame draw:style-name="fr1" draw:name="Rahmen5" text:anchor-type="as-char" svg:width="2.152cm" draw:z-index="5"><draw:text-box fo:min-height="0.93cm"><text:p text:style-name="P5">Lines</text:p></draw:text-box></draw:frame></text:p>
            <text:p text:style-name="P7">Test</text:p>
          </table:table-cell>
        </table:table-row>
        <table:table-row>
          <table:table-cell table:style-name="Raster.A4" office:value-type="string">
            <text:p text:style-name="P6"><draw:frame draw:style-name="fr1" draw:name="Rahmen8" text:anchor-type="as-char" svg:width="4.283cm" draw:z-index="6"><draw:text-box fo:min-height="0.93cm"><text:p text:style-name="P5">Geometries</text:p></draw:text-box></draw:frame></text:p>
            <text:p text:style-name="P7">Test</text:p>
          </table:table-cell>
          <table:table-cell table:style-name="Raster.B4" office:value-type="string">
            <text:p text:style-name="P6"><draw:frame draw:style-name="fr1" draw:name="Rahmen6" text:anchor-type="as-char" svg:width="1.928cm" draw:z-index="7"><draw:text-box fo:min-height="0.93cm"><text:p text:style-name="P5">Tags</text:p></draw:text-box></draw:frame></text:p>
            <text:p text:style-name="P7">Test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8M53S</meta:editing-duration>
    <meta:editing-cycles>65</meta:editing-cycles>
    <meta:generator>OpenOffice/4.0.1$Win32 OpenOffice.org_project/401m5$Build-9714</meta:generator>
    <dc:date>2013-10-24T23:53:30.96</dc:date>
    <dc:creator>Christoph Spanknebel</dc:creator>
    <meta:document-statistic meta:table-count="1" meta:image-count="0" meta:object-count="0" meta:page-count="2" meta:paragraph-count="55" meta:word-count="255" meta:character-count="1519"/>
    <meta:user-defined meta:name="Info 1"/>
    <meta:user-defined meta:name="Info 2"/>
    <meta:user-defined meta:name="Info 3"/>
    <meta:user-defined meta:name="Info 4"/>
  </office:meta>
</office:document-meta>
</file>